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left="72.00pt" fo:text-indent="0.00p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left="72.00pt" fo:text-indent="0.00p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left="72.00pt" fo:text-indent="0.00p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15.00%" fo:text-align="left" fo:margin-left="36.00pt" fo:text-indent="0.00p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15.00%" fo:text-align="left" fo:margin-left="36.00pt" fo:text-indent="0.00pt" fo:margin-bottom="10.00pt"/>
    </style:style>
  </office:automatic-styles>
  <office:body>
    <office:text>
      <text:p text:style-name="P1"><text:span text:style-name="T1">Python Certification Course<text:s text:c="3"/></text:span></text:p>
      <text:p text:style-name="P1"><text:span text:style-name="T1">support@intellipaat.com - +91-7022374614 - US: 1-800-216-8930 (Toll Free)<text:s text:c="2"/></text:span></text:p>
      <text:p text:style-name="P2"><text:span text:style-name="T2">Module 1 - Introduction to Python Assignment - 2<text:s text:c="3"/></text:span></text:p>
      <text:p text:style-name="P2"><text:span text:style-name="T3">Problem Statement:<text:s text:c="2"/></text:span></text:p>
      <text:p text:style-name="P2"><text:span text:style-name="T3">Consider yourself to be Sam who is a data scientist. He has been invited as a guest lecturer at a college to take an introductory session on Python.<text:s text:c="2"/></text:span></text:p>
      <text:p text:style-name="P2"><text:span text:style-name="T3">Tasks to be performed:<text:s text:c="2"/></text:span></text:p>
      <text:p text:style-name="P2"><text:span text:style-name="T3">1. Create 1st tuple with values -&gt; (10,20,30), 2nd tuple with values -&gt; (40,50,60).</text:span></text:p>
      <text:p text:style-name="P2"><text:span text:style-name="T3"><text:s text:c="4"/><text:tab/>a. Concatenate the two tuples and store it in “t_combine” </text:span></text:p>
      <text:p text:style-name="P2"><text:span text:style-name="T3"><text:s text:c="4"/><text:tab/>b. Repeat the elements of “t_combine” 3 times</text:span></text:p>
      <text:p text:style-name="P2"><text:span text:style-name="T3"><text:tab/> c. Access the 3rd element from “t_combine” </text:span></text:p>
      <text:p text:style-name="P2"><text:span text:style-name="T3"><text:tab/>d. Access the first three elements from “t_combine” </text:span></text:p>
      <text:p text:style-name="P2"><text:span text:style-name="T3"><text:tab/>e. Access the last three elements from “t_combine” </text:span></text:p>
      <text:p text:style-name="P2"><text:span text:style-name="T3">Answer<text:s text:c="2"/>:</text:span></text:p>
      <text:p text:style-name="P3"><text:span text:style-name="T3">tuple1=(10,20,30)</text:span></text:p>
      <text:p text:style-name="P3"><text:span text:style-name="T3">tuple2=(40,50,60)</text:span></text:p>
      <text:p text:style-name="P3"><text:span text:style-name="T3"><text:s/>#a. Concatenate the two tuples and store it in “t_combine” </text:span></text:p>
      <text:p text:style-name="P3"><text:span text:style-name="T3">t_combine=tuple1+tuple2 </text:span></text:p>
      <text:p text:style-name="P3"><text:span text:style-name="T3">print(t_combine)</text:span></text:p>
      <text:p text:style-name="P3"><text:span text:style-name="T3">#b. Repeat the elements of “t_combine” 3 times</text:span></text:p>
      <text:p text:style-name="P3"><text:span text:style-name="T3">triple_combine=t_combine*3</text:span></text:p>
      <text:p text:style-name="P3"><text:span text:style-name="T3">print(triple_combine)</text:span></text:p>
      <text:p text:style-name="P3"><text:span text:style-name="T3">#<text:tab/> c. Access the 3rd element from “t_combine” </text:span></text:p>
      <text:p text:style-name="P3"><text:span text:style-name="T3">print(t_combine[2])</text:span></text:p>
      <text:p text:style-name="P3"><text:span text:style-name="T3">#<text:tab/>d. Access the first three elements from “t_combine” </text:span></text:p>
      <text:p text:style-name="P3"><text:span text:style-name="T3">print(t_combine[:3])</text:span></text:p>
      <text:p text:style-name="P3"><text:span text:style-name="T3">#e. Access the last three elements from “t_combine” </text:span></text:p>
      <text:p text:style-name="P3"><text:span text:style-name="T3">print(t_combine[3:])</text:span></text:p>
      <text:p text:style-name="P4"><text:span text:style-name="T3">2. Create a list ‘my_list’ with these elements:</text:span></text:p>
      <text:p text:style-name="P4"><text:span text:style-name="T3"><text:tab/> a. First element is a tuple with values 1,2,3 </text:span></text:p>
      <text:p text:style-name="P4"><text:span text:style-name="T3"><text:tab/>b. Second element is a tuple with values “a”,”b”,”c” </text:span></text:p>
      <text:p text:style-name="P4"><text:span text:style-name="T3"><text:tab/>c. Third element is a tuple with values True,False </text:span></text:p>
      <text:p text:style-name="P4"><text:span text:style-name="T3">Answer :</text:span></text:p>
      <text:p text:style-name="P5"><text:span text:style-name="T3">my_list=[(1,2,3),("a","b","c"),(True,False)]</text:span></text:p>
      <text:p text:style-name="P5"><text:span text:style-name="T3">print(my_list)</text:span></text:p>
      <text:p text:style-name="P6"><text:span text:style-name="T3">3. Append a new tuple<text:s/></text:span><text:span text:style-name="T4">– (1,’a’,True) to ‘my_list’ </text:span></text:p>
      <text:p text:style-name="P6"><text:span text:style-name="T5"><text:tab/></text:span><text:span text:style-name="T6">a. Append a new list –<text:s/></text:span><text:span text:style-name="T7">[</text:span><text:span text:style-name="T8">“sparta”,123</text:span><text:span text:style-name="T9">]</text:span><text:span text:style-name="T10"><text:s/>to my_list </text:span></text:p>
      <text:p text:style-name="P6"><text:span text:style-name="T11">Answer</text:span></text:p>
      <text:p text:style-name="P7"><text:span text:style-name="T11">my_list=[(1,2,3),("a","b","c"),(True,False)]</text:span></text:p>
      <text:p text:style-name="P7"><text:span text:style-name="T11">print(my_list)</text:span></text:p>
      <text:p text:style-name="P7"><text:span text:style-name="T11">#Append a new tuple<text:s/></text:span><text:span text:style-name="T12">– (1,’a’,True) to ‘my_list’ </text:span></text:p>
      <text:p text:style-name="P7"><text:span text:style-name="T12">my_list.append((1,"a",True) )</text:span></text:p>
      <text:p text:style-name="P7"><text:span text:style-name="T12">print(my_list)</text:span></text:p>
      <text:p text:style-name="P7"><text:span text:style-name="T12">#<text:tab/>a. Append a new list – *“sparta”,123+ to my_list </text:span></text:p>
      <text:p text:style-name="P7"><text:span text:style-name="T12">new_list=["sparta",123]</text:span></text:p>
      <text:p text:style-name="P7"><text:span text:style-name="T12">my_list.append(new_list)</text:span></text:p>
      <text:p text:style-name="P7"><text:span text:style-name="T12">print(my_list)</text:span></text:p>
      <text:p text:style-name="P8"><text:span text:style-name="T13"/></text:p>
      <text:p text:style-name="P8"><text:span text:style-name="T13">4. Create a dictionary ‘fruit’ where: </text:span></text:p>
      <text:p text:style-name="P8"><text:span text:style-name="T14"><text:tab/></text:span><text:span text:style-name="T15">a. The first key is ‘Fruit’ and the values are (“Apple”,”Banana”,”Mango”,”Guava”) </text:span></text:p>
      <text:p text:style-name="P8"><text:span text:style-name="T16"><text:tab/></text:span><text:span text:style-name="T17">b. The second key is ‘Cost’ and the values are (85,54,120,70) </text:span></text:p>
      <text:p text:style-name="P8"><text:span text:style-name="T18"><text:tab/></text:span><text:span text:style-name="T19">c. Extract all the keys from ‘fruit’</text:span></text:p>
      <text:p text:style-name="P8"><text:span text:style-name="T20"><text:tab/></text:span><text:span text:style-name="T21"><text:s/>d. Extract all the values from ‘fruit’ </text:span></text:p>
      <text:p text:style-name="P8"><text:span text:style-name="T22"><text:s/>Answer :</text:span></text:p>
      <text:p text:style-name="P9"><text:span text:style-name="T22">fruit={}</text:span></text:p>
      <text:p text:style-name="P9"><text:span text:style-name="T22">print(fruit)</text:span></text:p>
      <text:p text:style-name="P9"><text:span text:style-name="T22">#a. The first key is ‘Fruit’ and the values are (“Apple”,”Banana”,”Mango”,”Guava”) </text:span></text:p>
      <text:p text:style-name="P9"><text:span text:style-name="T22">fruit.update({"Fruit": ("Apple","Banana","Mango","Guava")})</text:span></text:p>
      <text:p text:style-name="P9"><text:span text:style-name="T22">print(fruit)</text:span></text:p>
      <text:p text:style-name="P9"><text:span text:style-name="T22">#b. The second key is ‘Cost’ and the values are (85,54,120,70) </text:span></text:p>
      <text:p text:style-name="P9"><text:span text:style-name="T22">fruit.update({"Cost": (85,54,120,70)})</text:span></text:p>
      <text:p text:style-name="P9"><text:span text:style-name="T22">print(fruit)</text:span></text:p>
      <text:p text:style-name="P9"><text:span text:style-name="T22">#<text:tab/>c. Extract all the keys from ‘fruit’</text:span></text:p>
      <text:p text:style-name="P9"><text:span text:style-name="T22">print(fruit.keys())</text:span></text:p>
      <text:p text:style-name="P9"><text:span text:style-name="T22">#<text:tab/> d. Extract all the values from ‘fruit’ </text:span></text:p>
      <text:p text:style-name="P9"><text:span text:style-name="T22">print(fruit.values())</text:span><text:span text:style-name="T23"/></text:p>
      <text:p text:style-name="P10"><text:span text:style-name="T23">5.<text:s/></text:span><text:span text:style-name="T24">Create</text:span><text:span text:style-name="T25"><text:s/>a set named ‘my_set’ with values (1,1,”a”,”a”,True,True) and print the result </text:span></text:p>
      <text:p text:style-name="P10"><text:span text:style-name="T26">Answer :</text:span></text:p>
      <text:p text:style-name="P11"><text:span text:style-name="T26">my_set={1,1,"a","a",True,True}</text:span></text:p>
      <text:p text:style-name="P11"><text:span text:style-name="T26">print(my_set)</text:span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